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2" style:family="paragraph" style:parent-style-name="Standard">
      <style:paragraph-properties fo:text-align="center" style:justify-single-word="false"/>
      <style:text-properties fo:font-weight="bold" officeooo:rsid="00804a5c" officeooo:paragraph-rsid="00804a5c" style:font-weight-asian="bold" style:font-weight-complex="bold"/>
    </style:style>
    <style:style style:name="P3" style:family="paragraph" style:parent-style-name="Standard">
      <style:text-properties officeooo:rsid="00024706" officeooo:paragraph-rsid="002993b5"/>
    </style:style>
    <style:style style:name="P4" style:family="paragraph" style:parent-style-name="Standard">
      <style:text-properties officeooo:rsid="00115ef6" officeooo:paragraph-rsid="002993b5"/>
    </style:style>
    <style:style style:name="P5" style:family="paragraph" style:parent-style-name="Standard">
      <style:text-properties officeooo:rsid="002a2284" officeooo:paragraph-rsid="002a2284"/>
    </style:style>
    <style:style style:name="P6"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7" style:family="paragraph" style:parent-style-name="Standard">
      <style:text-properties fo:font-size="15pt" fo:font-weight="bold" officeooo:rsid="004bcc1d" officeooo:paragraph-rsid="007b4fc7" style:font-size-asian="15pt" style:font-weight-asian="bold" style:font-size-complex="15pt" style:font-weight-complex="bold"/>
    </style:style>
    <style:style style:name="P8" style:family="paragraph" style:parent-style-name="Standard">
      <style:text-properties fo:font-size="15pt" fo:font-weight="bold" officeooo:rsid="00804a5c" officeooo:paragraph-rsid="00804a5c" style:font-size-asian="15pt" style:font-weight-asian="bold" style:font-size-complex="15pt" style:font-weight-complex="bold"/>
    </style:style>
    <style:style style:name="P9" style:family="paragraph" style:parent-style-name="Standard">
      <style:text-properties officeooo:rsid="006a8fdb" officeooo:paragraph-rsid="006f1b18"/>
    </style:style>
    <style:style style:name="P10" style:family="paragraph" style:parent-style-name="Standard">
      <style:text-properties officeooo:rsid="007b4fc7" officeooo:paragraph-rsid="007b4fc7"/>
    </style:style>
    <style:style style:name="P11" style:family="paragraph" style:parent-style-name="Standard">
      <style:text-properties officeooo:paragraph-rsid="008cc8ff"/>
    </style:style>
    <style:style style:name="P12" style:family="paragraph" style:parent-style-name="Standard" style:list-style-name="L1">
      <style:text-properties officeooo:paragraph-rsid="00819321"/>
    </style:style>
    <style:style style:name="P13" style:family="paragraph" style:parent-style-name="Standard" style:list-style-name="L1">
      <style:text-properties officeooo:paragraph-rsid="0087cec4"/>
    </style:style>
    <style:style style:name="P14" style:family="paragraph" style:parent-style-name="Standard" style:list-style-name="L1">
      <style:text-properties officeooo:paragraph-rsid="0088d920"/>
    </style:style>
    <style:style style:name="P15" style:family="paragraph" style:parent-style-name="Standard" style:list-style-name="L1">
      <style:text-properties officeooo:rsid="00804a5c" officeooo:paragraph-rsid="00804a5c"/>
    </style:style>
    <style:style style:name="P16" style:family="paragraph" style:parent-style-name="Standard" style:list-style-name="L1">
      <style:text-properties officeooo:rsid="00819321" officeooo:paragraph-rsid="00819321"/>
    </style:style>
    <style:style style:name="P17" style:family="paragraph" style:parent-style-name="Standard" style:list-style-name="L1">
      <style:text-properties officeooo:rsid="0089f357" officeooo:paragraph-rsid="0089f357"/>
    </style:style>
    <style:style style:name="P18" style:family="paragraph" style:parent-style-name="Standard" style:list-style-name="L1">
      <style:text-properties officeooo:rsid="008a3550" officeooo:paragraph-rsid="008a3550"/>
    </style:style>
    <style:style style:name="P19" style:family="paragraph" style:parent-style-name="Standard" style:list-style-name="L1">
      <style:text-properties officeooo:rsid="008b652e" officeooo:paragraph-rsid="008b652e"/>
    </style:style>
    <style:style style:name="P20" style:family="paragraph" style:parent-style-name="Standard">
      <style:text-properties officeooo:rsid="008ed686" officeooo:paragraph-rsid="008ed686"/>
    </style:style>
    <style:style style:name="P21" style:family="paragraph" style:parent-style-name="Standard">
      <style:text-properties officeooo:paragraph-rsid="008ed686"/>
    </style:style>
    <style:style style:name="P22" style:family="paragraph" style:parent-style-name="Standard">
      <style:text-properties fo:font-size="15pt" fo:font-weight="bold" officeooo:rsid="00804a5c" officeooo:paragraph-rsid="008ed686" style:font-size-asian="15pt" style:font-weight-asian="bold" style:font-size-complex="15pt" style:font-weight-complex="bold"/>
    </style:style>
    <style:style style:name="T1" style:family="text">
      <style:text-properties officeooo:rsid="002993b5"/>
    </style:style>
    <style:style style:name="T2" style:family="text">
      <style:text-properties fo:color="#000000" style:font-name="Menlo" fo:font-size="9pt"/>
    </style:style>
    <style:style style:name="T3" style:family="text">
      <style:text-properties fo:color="#000000" style:font-name="Menlo" fo:font-size="9pt" officeooo:rsid="00819321"/>
    </style:style>
    <style:style style:name="T4" style:family="text">
      <style:text-properties fo:color="#000000" style:font-name="Menlo" fo:font-size="9pt" officeooo:rsid="008cc8ff"/>
    </style:style>
    <style:style style:name="T5" style:family="text">
      <style:text-properties fo:color="#000000" style:font-name="Menlo" fo:font-size="9pt" officeooo:rsid="008ed686"/>
    </style:style>
    <style:style style:name="T6" style:family="text">
      <style:text-properties officeooo:rsid="007b4fc7"/>
    </style:style>
    <style:style style:name="T7" style:family="text">
      <style:text-properties officeooo:rsid="00804a5c"/>
    </style:style>
    <style:style style:name="T8" style:family="text">
      <style:text-properties officeooo:rsid="00819321"/>
    </style:style>
    <style:style style:name="T9" style:family="text">
      <style:text-properties fo:color="#008000" style:font-name="Menlo" fo:font-size="9pt" fo:font-weight="bold"/>
    </style:style>
    <style:style style:name="T10" style:family="text">
      <style:text-properties officeooo:rsid="008cc8ff"/>
    </style:style>
    <style:style style:name="T11" style:family="text">
      <style:text-properties officeooo:rsid="008ed6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text:span text:style-name="T1">SPECIFICATION</text:span></text:p>
      <text:p text:style-name="P2">EDITING OF NUMERICAL VALUES</text:p>
      <text:p text:style-name="P1"/>
      <text:p text:style-name="P4">Level: <text:span text:style-name="T6">3</text:span></text:p>
      <text:p text:style-name="P3">Version: 0.1 (under initial construction)</text:p>
      <text:p text:style-name="P3"/>
      <text:p text:style-name="P6">OVERVIEW</text:p>
      <text:p text:style-name="P10">This document explains <text:span text:style-name="T7">what happens when the user edits a numerical value, such as tolerable frequency in a Fault Tree</text:span>.</text:p>
      <text:p text:style-name="P10"/>
      <text:p text:style-name="P11"><text:span text:style-name="T10">When the user clicks on a numerical value, it can be edited in one of two ways: edit-in-place (a widget appears at the appropriate location in the edit panel) or edit in the control panel (a control panel aspect appears for editing numerical values). Which method is offered depends on the numerical value. In Fault Trees, the element clicked can have an attribute ControlPanelAspect which, if it exists, defines the name (str) of the control panel aspect to invoke. The edit behaviour (edit in place or edit in control panel, or possibly both) is defined by the element's attribute EditBehaviour. Invoking the required edit behaviour is handled in method </text:span><text:span text:style-name="T2">HandleMouseLClickOnMe</text:span><text:span text:style-name="T4">()</text:span><text:span text:style-name="T10"> in module faulttree.</text:span></text:p>
      <text:p text:style-name="P5"/>
      <text:p text:style-name="P7"/>
      <text:p text:style-name="P8"><text:span text:style-name="T10">DISPLAYING A NUMERICAL VALUE IN THE CONTROL PANEL: </text:span>PROGRAM FLOW</text:p>
      <text:list xml:id="list2094257825" text:style-name="L1">
        <text:list-item>
          <text:p text:style-name="P15">The user clicks in a numerical field (e.g. tolerable frequency in the header of a Fault Tree) in the Edit Panel.</text:p>
        </text:list-item>
        <text:list-item>
          <text:p text:style-name="P12"><text:span text:style-name="T7">The Viewport's mouse click handler is called (in this case, faulttree.TextElement.</text:span><text:span text:style-name="T2">HandleMouseLClickOnMe</text:span><text:span text:style-name="T8">).</text:span></text:p>
        </text:list-item>
        <text:list-item>
          <text:p text:style-name="P16">The click handler can either provide “edit in place” by (A) providing a widget in the edit panel, or (B) trigger an aspect in the Control Panel to allow the user to edit various parameters of the numerical value. In the following, we follow the flow of execution for (B).</text:p>
        </text:list-item>
        <text:list-item>
          <text:p text:style-name="P12"><text:span text:style-name="T8">The click handler calls the display device's method </text:span><text:span text:style-name="T2">GotoControlPanelAspect</text:span><text:span text:style-name="T8">, specifying which aspect is required (e.g. “</text:span><text:span text:style-name="T9">CPAspect_NumValue</text:span><text:span text:style-name="T8">”). For example, the display device could the Control Frame's Edit panel. (We don't call the control panel directly because the Viewport is supposed to be independent of the display device – i.e. it doesn't need to know whether it's displaying in the control frame, or somewhere else, so it can't call the control frame's control panel directly.)</text:span></text:p>
        </text:list-item>
        <text:list-item>
          <text:p text:style-name="P12"><text:span text:style-name="T8">The Edit panel's </text:span><text:span text:style-name="T2">GotoControlPanelAspect</text:span><text:span text:style-name="T8"> cascades control to the Control panel's </text:span><text:span text:style-name="T2">GotoControlPanelAspect</text:span><text:span text:style-name="T8">.</text:span></text:p>
        </text:list-item>
        <text:list-item>
          <text:p text:style-name="P12"><text:span text:style-name="T3">GotoControlPanelAspect </text:span><text:span text:style-name="T8">sets up ControlPanel.NumericalValueAspect (an aspect item) by first prefilling its widget values. This is done by calling the aspect object's Prefill() method.</text:span></text:p>
        </text:list-item>
        <text:list-item>
          <text:p text:style-name="P13"><text:span text:style-name="T3">GotoControlPanelAspect </text:span><text:span text:style-name="T8">calls the aspect's Initialize() method. This creates a Notebook tab (put does not yet insert it into the notebook), and puts an empty sizer in the tab. Widgets are not yet placed in the sizer.</text:span></text:p>
        </text:list-item>
        <text:list-item>
          <text:p text:style-name="P14"><text:span text:style-name="T3">GotoControlPanelAspect </text:span><text:span text:style-name="T8">calls the Control Frame's method ActivateWidgetsInPanel(). This does the following:</text:span></text:p>
          <text:list>
            <text:list-item>
              <text:p text:style-name="P17">Calls PopulateSizer() to fill the sizer with the required widgets</text:p>
            </text:list-item>
            <text:list-item>
              <text:p text:style-name="P17">Binds widgets to their handlers</text:p>
            </text:list-item>
            <text:list-item>
              <text:p text:style-name="P17">Registers keyboard shortcuts for the widgets by calling RegisterKeyPressHandler()</text:p>
            </text:list-item>
          </text:list>
        </text:list-item>
        <text:list-item>
          <text:p text:style-name="P18"><text:span text:style-name="T3">GotoControlPanelAspect </text:span>inserts the aspect's notebook tab into the notebook (if it's not already in the notebook) and selects the tab for display.</text:p>
        </text:list-item>
        <text:list-item>
          <text:p text:style-name="P19"><text:soft-page-break/>Control passes back to the mouse click handler, which exits. Vizop now waits for an event from a widget in the control panel aspect.</text:p>
        </text:list-item>
      </text:list>
      <text:p text:style-name="P9"/>
      <text:p text:style-name="P9"/>
      <text:p text:style-name="P22">UPDATING THE CONTROL PANEL AFTER A CHANGE</text:p>
      <text:p text:style-name="P20">The Control Panel may need to be refreshed after a change in the edit panel.</text:p>
      <text:p text:style-name="P21"><text:span text:style-name="T11">Currently, this is triggered in controlframe's procedure </text:span><text:span text:style-name="T2">HandleMessageToLocalViewport</text:span><text:span text:style-name="T11">. From here, a call is made to the control panel aspect's method </text:span><text:span text:style-name="T2">RedrawControlPanelAspect</text:span><text:span text:style-name="T5">()</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19-08-22T14:22:09.436032946</dc:date>
    <meta:editing-duration>P2DT7H44M27S</meta:editing-duration>
    <meta:editing-cycles>91</meta:editing-cycles>
    <meta:generator>LibreOffice/5.4.2.2$MacOSX_X86_64 LibreOffice_project/22b09f6418e8c2d508a9eaf86b2399209b0990f4</meta:generator>
    <meta:document-statistic meta:table-count="0" meta:image-count="0" meta:object-count="0" meta:page-count="2" meta:paragraph-count="24" meta:word-count="518" meta:character-count="3336" meta:non-whitespace-character-count="2854"/>
  </office:meta>
</office:document-meta>
</file>